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style:style style:name="P2" style:family="paragraph" style:parent-style-name="Standard">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fo:font-size="12pt" style:font-size-asian="10.5pt" style:font-size-complex="12pt"/>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icom</text:p>
      <text:p text:style-name="Subtitle">Collecte et enrichissement des corpus</text:p>
      <text:h text:style-name="Heading_20_1" text:outline-level="1">Structure de données communes : ODD</text:h>
      <text:list xml:id="list4014260009" text:style-name="L1">
        <text:list-item>
          <text:p text:style-name="P10">un schéma spécifique aux correspondances :</text:p>
          <text:list>
            <text:list-item>
              <text:p text:style-name="P10">génération d’une ODD permettant à la fois de créer un schéma aux formats RNG et sa documentation sous plusieurs formats</text:p>
              <text:list>
                <text:list-item>
                  <text:p text:style-name="P10">doit être générée à partir d’un corpus xml représentatif de l’ensemble des projets</text:p>
                  <text:list>
                    <text:list-item>
                      <text:p text:style-name="P10">permet de générer plusieurs formats de schéma (DTD, RNG etc.)</text:p>
                    </text:list-item>
                    <text:list-item>
                      <text:p text:style-name="P10">Permet de générer automatiquement la documentation</text:p>
                    </text:list-item>
                  </text:list>
                </text:list-item>
                <text:list-item>
                  <text:p text:style-name="P10">voir à ce sujet la documentation de Lou Burnard pour générer une ODD automatiquement : </text:p>
                  <text:list>
                    <text:list-item>
                      <text:p text:style-name="P10"><text:a xlink:type="simple" xlink:href="http://teic.github.io/TCW/howtoGenerate.html" text:style-name="Internet_20_link" text:visited-style-name="Visited_20_Internet_20_Link">http://teic.github.io/TCW/howtoGenerate.html</text:a></text:p>
                    </text:list-item>
                    <text:list-item>
                      <text:p text:style-name="P10">voir le github : <text:a xlink:type="simple" xlink:href="https://github.com/TEIC/Stylesheets" text:style-name="Internet_20_link" text:visited-style-name="Visited_20_Internet_20_Link">https://github.com/TEIC/Stylesheets</text:a> </text:p>
                    </text:list-item>
                    <text:list-item>
                      <text:p text:style-name="P10">voir fichier<text:span text:style-name="T1"> oddbyexample.xsl</text:span></text:p>
                    </text:list-item>
                  </text:list>
                </text:list-item>
              </text:list>
            </text:list-item>
          </text:list>
        </text:list-item>
      </text:list>
      <text:h text:style-name="Heading_20_1" text:outline-level="1">Restructuration des correspondances de l’Obvil</text:h>
      <text:h text:style-name="Heading_20_2" text:outline-level="2">Paulhan</text:h>
      <text:list xml:id="list1541497253" text:style-name="L2">
        <text:list-item>
          <text:p text:style-name="P5">restructuration automatisée à partir des fichiers xml existants (Anne-Laure)</text:p>
        </text:list-item>
        <text:list-item>
          <text:p text:style-name="P5">relecture par Camille pour l’encodage et les corrections qui ne peuvent pas être automatisées</text:p>
        </text:list-item>
        <text:list-item>
          <text:p text:style-name="P5">Traitement des nouvelles correspondances transcrites en word en XML-TEI (Camille) </text:p>
        </text:list-item>
      </text:list>
      <text:p text:style-name="Standard">→ Pour le corpus Paulhan</text:p>
      <text:h text:style-name="Heading_20_2" text:outline-level="2">Ponge</text:h>
      <text:list xml:id="list3642820117" text:style-name="L3">
        <text:list-item>
          <text:p text:style-name="P6">restructuration automatisée à partir des fichiers xml existants </text:p>
        </text:list-item>
        <text:list-item>
          <text:p text:style-name="P6">relecture et restructuration des données nécessaires</text:p>
          <text:list>
            <text:list-item>
              <text:p text:style-name="P6">Problème de la quantité de fichiers à reprendre présents dans Ponge. Peut-on envisager <text:span text:style-name="T1">une personne en stage</text:span> pour : </text:p>
              <text:list>
                <text:list-item>
                  <text:p text:style-name="P6">aider Arthur à l’automatisation de la restructuration des fichiers (mobiliser des compétences en XSLT et XML-TEI)</text:p>
                </text:list-item>
                <text:list-item>
                  <text:p text:style-name="P6">reprendre l’encodage des fichiers générés lorsque c’est nécessaire</text:p>
                </text:list-item>
              </text:list>
            </text:list-item>
          </text:list>
        </text:list-item>
      </text:list>
      <text:p text:style-name="Standard">→ Sondage : pour le corpus </text:p>
      <text:p text:style-name="Standard"/>
      <text:h text:style-name="Heading_20_2" text:outline-level="2">Sources repérées sur Gallica</text:h>
      <text:p text:style-name="Standard">Questionnements en cours : </text:p>
      <text:list xml:id="list1911924442" text:style-name="L4">
        <text:list-item>
          <text:p text:style-name="P7">doit-on garder url des images des éditions originales ?</text:p>
        </text:list-item>
      </text:list>
      <text:p text:style-name="Standard"/>
      <text:p text:style-name="Standard"><text:soft-page-break/>(ajouter références bibliographiques &amp; url)</text:p>
      <text:p text:style-name="Standard"/>
      <text:list xml:id="list959494098" text:style-name="L5">
        <text:list-item>
          <text:p text:style-name="P8">Proudhon (14 volumes, possibilité de ne prendre que 2 ou 3 volumes)</text:p>
        </text:list-item>
        <text:list-item>
          <text:p text:style-name="P8">Pasteur (4 volumes)</text:p>
        </text:list-item>
        <text:list-item>
          <text:p text:style-name="P8">Georges Sand ( 6 volumes)</text:p>
        </text:list-item>
        <text:list-item>
          <text:p text:style-name="P8">Lamartine (6 volumes)</text:p>
        </text:list-item>
        <text:list-item>
          <text:p text:style-name="P8">Lamennais (2 volumes)</text:p>
        </text:list-item>
      </text:list>
      <text:p text:style-name="Standard"/>
      <text:p text:style-name="Standard"/>
      <text:p text:style-name="Standard">Nécessaire de déterminer : </text:p>
      <text:p text:style-name="Standard">- s’il s’agit d’une correspondance active, passive ou les deux</text:p>
      <text:p text:style-name="Standard">- si les dates forgées sont indiquées ou non (généralement des crochets)</text:p>
      <text:p text:style-name="Standard">- la distinction entre les lettres (chiffre etc.)</text:p>
      <text:p text:style-name="Standard"/>
      <text:p text:style-name="Standard">Possibilité de prendre un stagiaire pour participer aux relectures ? </text:p>
      <text:p text:style-name="Standard"/>
      <text:p text:style-name="Standard">Lors de la conversion les erreurs d’OCR sont indiquées en gris par Gallica. </text:p>
      <text:p text:style-name="Standard"/>
      <text:h text:style-name="Heading_20_3" text:outline-level="3">Proudhon : Cas plus difficile, absence de délimitation des lettres par des chiffres) </text:h>
      <text:p text:style-name="Text_20_body"><text:a xlink:type="simple" xlink:href="https://catalogue.bnf.fr/ark:/12148/cb35438908j" text:style-name="Internet_20_link" text:visited-style-name="Visited_20_Internet_20_Link">https://catalogue.bnf.fr/ark:/12148/cb35438908j</text:a></text:p>
      <text:p text:style-name="Text_20_body"><text:a xlink:type="simple" xlink:href="https://gallica.bnf.fr/ark:/12148/bpt6k5524787b" text:style-name="Internet_20_link" text:visited-style-name="Visited_20_Internet_20_Link">https://gallica.bnf.fr/ark:/12148/bpt6k5524787b</text:a><text:line-break/><text:a xlink:type="simple" xlink:href="https://gallica.bnf.fr/ark:/12148/bpt6k5524977n" text:style-name="Internet_20_link" text:visited-style-name="Visited_20_Internet_20_Link">https://gallica.bnf.fr/ark:/12148/bpt6k5524977n</text:a></text:p>
      <text:p text:style-name="Text_20_body">MARQUEURS DES LETTRES </text:p>
      <text:p text:style-name="Text_20_body">Absence de chiffres qui délimitent les lettres</text:p>
      <text:p text:style-name="P2">Début de la lettre : </text:p>
      <text:p text:style-name="P2"/>
      <text:p text:style-name="Standard">Lieu et date de l’écriture de la lettre en minuscule</text:p>
      <text:p text:style-name="Standard">Adresse au destinataire en petites capitales</text:p>
      <text:p text:style-name="Standard"/>
      <text:p text:style-name="P2">Fin de la lettre </text:p>
      <text:p text:style-name="Standard"/>
      <text:p text:style-name="Standard">Signature en petites capitales (P.-J. Proudhon) </text:p>
      <text:p text:style-name="Standard"/>
      <text:list xml:id="list1716937345" text:style-name="L6">
        <text:list-item>
          <text:p text:style-name="P9">Correspondance active</text:p>
        </text:list-item>
        <text:list-item>
          <text:p text:style-name="P9">Pas de distinction des lettres entre elles </text:p>
        </text:list-item>
        <text:list-item>
          <text:p text:style-name="P9">Alinéas marquent les paragraphes</text:p>
        </text:list-item>
        <text:list-item>
          <text:p text:style-name="P9">Systématiquement la date et le lieux à droite (« Lieu, jj mois AAAA. »)</text:p>
        </text:list-item>
        <text:list-item>
          <text:p text:style-name="P9">Le destinataire </text:p>
          <text:list>
            <text:list-item>
              <text:p text:style-name="P9">indiqué en majuscules s’il est connu ( « A M. TONNELIER »)</text:p>
            </text:list-item>
            <text:list-item>
              <text:p text:style-name="P9">« A M. X*** » lorsque le destinataire n’est pas connu</text:p>
            </text:list-item>
          </text:list>
        </text:list-item>
        <text:list-item>
          <text:p text:style-name="P9">Structure de la lettre </text:p>
          <text:list>
            <text:list-item>
              <text:p text:style-name="P9">la formule de politesse (opener/salute) est intégré au paragraphe de début</text:p>
            </text:list-item>
            <text:list-item>
              <text:p text:style-name="P9">la formule de fin est distinguée par un paragraphe à part</text:p>
            </text:list-item>
          </text:list>
        </text:list-item>
      </text:list>
      <text:p text:style-name="P1"/>
      <text:h text:style-name="Heading_20_3" text:outline-level="3"><text:soft-page-break/>Pasteur : Cas plus difficile, absence de délimitation des lettres par des chiffres</text:h>
      <text:p text:style-name="Text_20_body">https://catalogue.bnf.fr/ark:/12148/cb32510650x</text:p>
      <text:p text:style-name="Text_20_body">MARQUEURS DES LETTRES </text:p>
      <text:p text:style-name="Text_20_body">Absence de chiffre qui délimitent les lettres</text:p>
      <text:p text:style-name="P3">Début de la lettre</text:p>
      <text:p text:style-name="Text_20_body">est identifiable par une adresse au destinataire en petites capitales </text:p>
      <text:p text:style-name="Text_20_body">En dessous, lieu et date d’envoi de la lettre en italique (sauf l’année) </text:p>
      <text:p text:style-name="Text_20_body"><text:span text:style-name="T3">Fin de la lettre</text:span> : lettre signée avec le nom Pasteur en petite capitale</text:p>
      <text:p text:style-name="Text_20_body"/>
      <text:list xml:id="list143220038601553" text:continue-numbering="true" text:style-name="L6">
        <text:list-item>
          <text:p text:style-name="P9">Correspondance active (mais quelques lettres d’autres épistoliers comme celle de Marie Pasteur à sa fille (volume 2, p. 21) </text:p>
        </text:list-item>
        <text:list-item>
          <text:p text:style-name="P9">Pas de distinction des lettres entre elles</text:p>
        </text:list-item>
        <text:list-item>
          <text:p text:style-name="P9">Alinéas marquent les paragraphes</text:p>
        </text:list-item>
        <text:list-item>
          <text:p text:style-name="P9">Systématiquement la date et le lieux à droite (« Lieu, jj mois AAAA. ») Le tout en italique, sauf l’année. </text:p>
        </text:list-item>
        <text:list-item>
          <text:p text:style-name="P9">Le destinataire </text:p>
          <text:list>
            <text:list-header>
              <text:p text:style-name="P9">indiqué en majuscules (« A M. FORTHOMME, PROFESSEUR DE PHYSIQUE À NANCY ») avec certains destinataires dont seul le lien avec Pasteur est mentionné (« A SES PARENTS »). Des notes de bas de page donnent souvent des précisions sur les destinataires les moins connus. </text:p>
            </text:list-header>
          </text:list>
        </text:list-item>
        <text:list-item>
          <text:p text:style-name="P9">Structure de la lettre : Les formules de politesse d’ouverture et de fin sont distinguées par des paragraphes à part </text:p>
        </text:list-item>
      </text:list>
      <text:p text:style-name="Standard"/>
      <text:h text:style-name="Heading_20_3" text:outline-level="3">Georges Sand <text:span text:style-name="T2">(cas relativement facile grâce aux chiffres romains qui délimitent les lettres) </text:span></text:h>
      <text:p text:style-name="P4">https://catalogue.bnf.fr/ark:/12148/cb31293789z</text:p>
      <text:p text:style-name="Text_20_body"/>
      <text:p text:style-name="Text_20_body">MARQUEURS DES LETTRES : </text:p>
      <text:p text:style-name="P3">Début de la lettre : <text:s/></text:p>
      <text:p text:style-name="Text_20_body">Chiffres romains (I, II, III) </text:p>
      <text:p text:style-name="Text_20_body">adresse en petites capitales sur le modèle « A….. » </text:p>
      <text:p text:style-name="Text_20_body">lieu et date en dessous en minuscule. </text:p>
      <text:p text:style-name="Text_20_body"><text:span text:style-name="T3">Fin de la lettre:</text:span> les lettres sont rarement signées. </text:p>
      <text:p text:style-name="Text_20_body"/>
      <text:list xml:id="list143218589792600" text:continue-numbering="true" text:style-name="L6">
        <text:list-item>
          <text:p text:style-name="P9">Correspondance active <text:s/></text:p>
        </text:list-item>
        <text:list-item>
          <text:p text:style-name="P9">Distinction entre les lettres grâce à des chiffres romains </text:p>
        </text:list-item>
        <text:list-item>
          <text:p text:style-name="P9">Alinéas marquent les paragraphes</text:p>
        </text:list-item>
        <text:list-item>
          <text:p text:style-name="P9"><text:soft-page-break/>En principe date et lieux à droite sur le modèle (« Lieu, jj mois AAAA. »). Quelques exceptions (rares) où pas de date du tout, ou bien où les lieux ne sont pas mentionnés. <text:s/></text:p>
        </text:list-item>
        <text:list-item>
          <text:p text:style-name="P9">Le destinataire est indiqué en majuscules, accompagné dans certains cas du lieu où il réside « À MONSIEUR FRANZ LISZT, À PARIS » Les lettres se suivant adressées aux mêmes destinataires comme les lettres du premier volume à sa mère s’ouvrent sur « À LA MÊME ».</text:p>
        </text:list-item>
        <text:list-item>
          <text:p text:style-name="P9">Structure de la lettre : la structure de la lettre n’est pas régulière. Dans certaines cas, formules de politesse de début et de fin forment un paragraphe à part (tome 6 p. 38) Mais </text:p>
          <text:p text:style-name="P9">elles peuvent aussi être intégrées au corps de la lettre (EX tome 6, p. 39 ; tome 5 p. 39) </text:p>
        </text:list-item>
      </text:list>
      <text:h text:style-name="Heading_20_3" text:outline-level="3">Lamartine Cas relativement facile grâce aux chiffres romains qui délimitent les lettres)</text:h>
      <text:p text:style-name="Text_20_body">https://catalogue.bnf.fr/ark:/12148/cb30725428p</text:p>
      <text:p text:style-name="Text_20_body">MARQUEURS DE LA LETTRE </text:p>
      <text:p text:style-name="Text_20_body"><text:span text:style-name="T3">Début des lettres </text:span>: Chiffre romain </text:p>
      <text:p text:style-name="Text_20_body">adresse au destinataire en minuscules gras </text:p>
      <text:p text:style-name="Text_20_body"><text:s/>lieu de résidence du destinataire (cette dernière information ne figure pas toujours) <text:s/></text:p>
      <text:p text:style-name="Text_20_body"><text:s/>lieu et date d’écriture de la lettre. </text:p>
      <text:p text:style-name="Text_20_body"><text:span text:style-name="T3">Fin de la lettre</text:span> : signature irrégulière, quand elles est présente, c’est en petites capitales (ALPHONSE DE LAMARTINE ou A. DE L. ou A.L. ) </text:p>
      <text:list xml:id="list143219826364155" text:continue-numbering="true" text:style-name="L6">
        <text:list-item>
          <text:p text:style-name="P9">Correspondance active <text:s/></text:p>
        </text:list-item>
        <text:list-item>
          <text:p text:style-name="P9">Distinction entre les lettres grâce à des chiffres romains </text:p>
        </text:list-item>
        <text:list-item>
          <text:p text:style-name="P9">Alinéas marquent des paragraphes</text:p>
        </text:list-item>
        <text:list-item>
          <text:p text:style-name="P9">Le destinataire est indiqué en gras et en minuscule. Au dessous à la ligne, en minuscule et en maigre, le lieu de destination de la lettre : « <text:span text:style-name="T1">A Monsieur Prosper Guichard de Bienassis</text:span>/A Bienassis, par Crémieu (Isère) » L’habitude de faire systématiquement figurer le lieu de destination de la lettre en deuxième ligne se perd à partir du tome 4. </text:p>
        </text:list-item>
        <text:list-item>
          <text:p text:style-name="P9">En principe date et lieux à droite sur le modèle (« Lieu, jj mois AAAA. »). Quelques exceptions où le lieu n’est pas mentionné. (tome 1 p ; 35) et où la date est imprécise (tome 4 p. 8) </text:p>
        </text:list-item>
        <text:list-item>
          <text:p text:style-name="P9">Structure de la lettre : La structure de la lettre n’est pas régulière. <text:s/>Les formules de politesse de début et de fin sont parfois détachées (tome 4, p. 25) mais dans la grande majorité des cas, elles sont intégrées au corps de la lettre (tome 4 p. 12, tome 1 p. 39, tome I, p. 55) </text:p>
        </text:list-item>
      </text:list>
      <text:h text:style-name="Heading_20_3" text:outline-level="3">Lamennais (Cas relativement facile grâce aux chiffres arabes qui délimitent les lettres) </text:h>
      <text:p text:style-name="Text_20_body">https://catalogue.bnf.fr/ark:/12148/cb30728369q</text:p>
      <text:p text:style-name="Text_20_body">MARQUEURS DE LA LETTRE</text:p>
      <text:p text:style-name="Text_20_body"><text:span text:style-name="T3">Début des lettres </text:span>: <text:s/>Chiffre arabe suivi d’un point et d’un tiret + adresse au destinataire en petites capitales sur le mode « A…. » (sur la même ligne) </text:p>
      <text:p text:style-name="Text_20_body">+ lieu et date en minuscule au dessous</text:p>
      <text:p text:style-name="Text_20_body"><text:span text:style-name="T3">Fin de la lettre :</text:span> les lettres sont rarement signées. </text:p>
      <text:list xml:id="list143219235707271" text:continue-numbering="true" text:style-name="L6">
        <text:list-item>
          <text:p text:style-name="P9">Correspondance active <text:s/></text:p>
        </text:list-item>
        <text:list-item>
          <text:p text:style-name="P9">Très longue préface dans le volume 1 intitulée « Notes et souvenirs » à enlever (jusqu’à la page 140) </text:p>
        </text:list-item>
        <text:list-item>
          <text:p text:style-name="P9"><text:soft-page-break/>Distinction entre les lettres grâce à des chiffres arabes </text:p>
        </text:list-item>
        <text:list-item>
          <text:p text:style-name="P9">Alinéas marquent des paragraphes</text:p>
        </text:list-item>
        <text:list-item>
          <text:p text:style-name="P9">Le destinataires est indiqué en majuscule. Lettres à la suite adressées aux mêmes destinataires s’ouvrent sur « AU MÊME » ou « À LA MÊME » (voir p. 147) </text:p>
        </text:list-item>
        <text:list-item>
          <text:p text:style-name="P9">En principe date et lieux à droite sur le modèle (« Lieu, jj mois AAAA. »). Dans certains cas Lamennais mentionne également l’heure (p. 147)</text:p>
        </text:list-item>
        <text:list-item>
          <text:p text:style-name="P9">Structure de la lettre : les formules de politesse de début et de fin sont en grande majorité intégrées au corps de la lettr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43:36.630447647</meta:creation-date>
    <dc:date>2020-07-15T14:32:18.247328811</dc:date>
    <meta:editing-duration>P21DT23H2M10S</meta:editing-duration>
    <meta:editing-cycles>62</meta:editing-cycles>
    <meta:generator>LibreOffice/6.2.7.1$MacOSX_X86_64 LibreOffice_project/23edc44b61b830b7d749943e020e96f5a7df63bf</meta:generator>
    <dc:creator>a p</dc:creator>
    <meta:document-statistic meta:table-count="0" meta:image-count="0" meta:object-count="0" meta:page-count="5" meta:paragraph-count="117" meta:word-count="1305" meta:character-count="7842" meta:non-whitespace-character-count="6647"/>
  </office:meta>
</office:document-meta>
</file>